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242f96"/>
    </style:style>
    <style:style style:name="P2" style:family="paragraph" style:parent-style-name="Text_20_body">
      <style:text-properties officeooo:paragraph-rsid="0026c908"/>
    </style:style>
    <style:style style:name="P3" style:family="paragraph" style:parent-style-name="Standard">
      <style:text-properties officeooo:rsid="0026c908" officeooo:paragraph-rsid="0026c908"/>
    </style:style>
    <style:style style:name="P4" style:family="paragraph" style:parent-style-name="Standard">
      <style:text-properties officeooo:rsid="002eee21" officeooo:paragraph-rsid="002eee21"/>
    </style:style>
    <style:style style:name="P5" style:family="paragraph" style:parent-style-name="Standard">
      <style:text-properties officeooo:rsid="003aad89" officeooo:paragraph-rsid="00394a0c"/>
    </style:style>
    <style:style style:name="P6" style:family="paragraph" style:parent-style-name="Text_20_body">
      <style:text-properties officeooo:paragraph-rsid="0036aade"/>
    </style:style>
    <style:style style:name="P7" style:family="paragraph" style:parent-style-name="Text_20_body">
      <style:text-properties officeooo:paragraph-rsid="0036bffa"/>
    </style:style>
    <style:style style:name="P8" style:family="paragraph" style:parent-style-name="Text_20_body">
      <style:text-properties officeooo:paragraph-rsid="0026c908"/>
    </style:style>
    <style:style style:name="T1" style:family="text">
      <style:text-properties officeooo:rsid="00211fb6"/>
    </style:style>
    <style:style style:name="T2" style:family="text">
      <style:text-properties officeooo:rsid="00224f94"/>
    </style:style>
    <style:style style:name="T3" style:family="text">
      <style:text-properties officeooo:rsid="002be085"/>
    </style:style>
    <style:style style:name="T4" style:family="text">
      <style:text-properties officeooo:rsid="0026c908"/>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mocracy</text:p>
      <text:h text:style-name="Heading_20_2" text:outline-level="2">Introduction</text:h>
      <text:p text:style-name="Text_20_body">Many meanings attach to the word democracy.</text:p>
      <text:p text:style-name="Text_20_body">While democracy was for him <text:span text:style-name="T1">(Aristotle)</text:span> a necessary condition for good government, it was far from a sufficient condition.</text:p>
      <text:p text:style-name="Text_20_body">Beatrice Webb was not denying democracy when she said, 'democracy is not the multiplication of ignorant opinions'; she was merely, if somewhat acidly, putting it in its place and demanding ever more educational reform, or simply education.</text:p>
      <text:p text:style-name="Text_20_body">So we need some scepticism about any claim that some concept of democracy must be the best for all seasons, as well as some irony about how we choose to wear any one suit of ready-made democratic clothing rather than another; and choose we must, even if by default. </text:p>
      <text:p text:style-name="Text_20_body">However, in broad terms the number of different usages of 'democracy' that have had any practical effect have not been all that many. By practical effect I mean when there is some congruence <text:span text:style-name="T2">between democracy perceived as a set of values and democracy perceived as a set of institutional arrangements. We can see this best if we consider the history both of the values and of the institutions that have been called democratic.</text:span></text:p>
      <text:p text:style-name="Text_20_body">There are two reasons for an initial historical approach. The first is that to understand any human institutions we must know a little of what has gone before, why they were invented or how they have evolved. The second reason is itself historical. When democracy began to enter into modern politics and society with the American and then the French Revolutions, the leaders of these events looked back to what they took to be Greek and Roman precedents. </text:p>
      <text:p text:style-name="Text_20_body">And it is always necessary to remember that we are considering a term that has had no meaning at all in most societies for most of human history.</text:p>
      <text:p text:style-name="Text_20_body"/>
      <text:p text:style-name="Text_20_body">So a double word of warning. Three somewhat different stories (or accountings) must run side by side, which I will try to disentangle and relate to each other more carefully at the end. There is democracy as a principle or doctrine of government; there is democracy as a set of institutional arrangements or constitutional devices; and there is democracy as a type of behaviour (say the antithesis of both deference and of unsociability). The second word of warning is that the history of what is meant by democratic has been hard, until very recently, to disentangle from that of'republic' and 'republican'.</text:p>
      <text:h text:style-name="Heading_20_2" text:outline-level="2">Chapter 1 – The word and the deed</text:h>
      <text:p text:style-name="P1">Let me illustrate this at once in case any reader still hopes for the one essential true meaning or a definitive definition.</text:p>
      <text:p text:style-name="P1"><text:soft-page-break/>The Soviet Union, China, and their allies or puppet states all took very seriously their proud description of being 'Peoples' Democracies'.</text:p>
      <text:p text:style-name="P1">that is, if you cared for liberty and human rights as well as democracy as majority consent; or if you complacently believed that liberty and democracy are inseparable twins. They should be but they are not.</text:p>
      <text:p text:style-name="P1">So some qualifications are needed if a society or a system of government is to be called 'truly' democratic.</text:p>
      <text:p text:style-name="P1">Tocqueville wrote in the 1830s of the inevitability of democracy, but warned against 'the dangers of a tyranny of the majority'. </text:p>
      <text:p text:style-name="P1">John Stuart Mill, whose Essay on Liberty and Considerations on Representative Government</text:p>
      <text:p text:style-name="P1">are two of the great books of the modern world, came to believe that every adult (yes, women too) should have the vote, but only after compulsory secondary education had been instituted and had time <text:span text:style-name="T3">to take effect. </text:span></text:p>
      <text:p text:style-name="P1"/>
      <text:p text:style-name="P1">托克維爾觀察到近代社會具有不同的政體，他認為民主社會有可能是自由，也有可能是極權的。美國民主和歐洲民主呈現出來的形式是不同的，德國和法國民主的呈現形式是不同的。同樣，通往民主的道路也是不同的，既可以表現為革命的形式，也可以表現為改革的形式，甚至革命的形式也是不相同的。</text:p>
      <text:p text:style-name="P1"/>
      <text:h text:style-name="Heading_20_2" text:outline-level="2">Chapter 2 – The place from where we started</text:h>
      <text:p text:style-name="P7">Back to the word. The Oxford Classical Dictionary tells us that the word first emerged around the turn of the 5th to 4th centuries BC after revolts in Athens had removed a dynasty of tyrants from power. Demokratia was what the word meant: the rule (kratos) of the people (demos). </text:p>
      <text:p text:style-name="Text_20_body">If to us 'democracy' is almost always 'a good thing', even if at times somewhat vaguely all things to all men, to the Greeks from the very beginning it was a partisan, fighting word, separating both philosophies of government and social classes. </text:p>
      <text:p text:style-name="Text_20_body">Plato in his dialogues venomously denounces democracy as being the rule of opinion over knowledge; only those with philosophical knowledge of the real nature of things were fit to rule - a view hardly popular, if we read him literally (and it is debatable whether we should), except to tyrants or kings.Broadly speaking, he favoured the idealized aristocratic virtues of excellence and personal perfection.</text:p>
      <text:p text:style-name="P6">Aristotle pointed out in his book of lectures The Politics and in his studies of constitutions that aristocracy as an ideal too often degenerated into either oligarchy, the rule of the powerful, or plutocracy, the rule of the rich. </text:p>
      <text:p text:style-name="Standard">The democratic ideal, however, was clear and one great statement of it that survived and echoed down the ages was the Periclean Oration.</text:p>
      <text:p text:style-name="P5"><text:soft-page-break/></text:p>
      <text:p text:style-name="Standard"/>
      <text:p text:style-name="P4"/>
      <text:p text:style-name="P3"/>
      <text:h text:style-name="Heading_20_1" text:outline-level="1">References</text:h>
      <text:p text:style-name="Text_20_body">中國會陷入「托克維爾陷阱」嗎？</text:p>
      <text:p text:style-name="P2"><text:a xlink:type="simple" xlink:href="https://www.master-insight.com/中國會陷入「托克維爾陷阱」嗎？/" text:style-name="Internet_20_link" text:visited-style-name="Visited_20_Internet_20_Link">https://www.master-insight.com/%E4%B8%AD%E5%9C%8B%E6%9C%83%E9%99%B7%E5%85%A5%E3%80%8C%E6%89%98%E5%85%8B%E7%B6%AD%E7%88%BE%E9%99%B7%E9%98%B1%E3%80%8D%E5%97%8E%EF%BC%9F/</text:a></text:p>
      <text:p text:style-name="Text_20_body">如何理解托克维尔</text:p>
      <text:p text:style-name="P2"><text:a xlink:type="simple" xlink:href="https://www.zhihu.com/question/20023138" text:style-name="Internet_20_link" text:visited-style-name="Visited_20_Internet_20_Link">https://www.zhihu.com/question/20023138</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0:39:18.957262574</meta:creation-date>
    <meta:generator>LibreOffice/6.2.2.2$MacOSX_X86_64 LibreOffice_project/2b840030fec2aae0fd2658d8d4f9548af4e3518d</meta:generator>
    <dc:date>2019-03-26T14:41:06.453182534</dc:date>
    <meta:editing-duration>PT35M2S</meta:editing-duration>
    <meta:editing-cycles>9</meta:editing-cycles>
    <meta:document-statistic meta:table-count="0" meta:image-count="0" meta:object-count="0" meta:page-count="3" meta:paragraph-count="30" meta:word-count="956" meta:character-count="5084" meta:non-whitespace-character-count="4303"/>
  </office:meta>
</office:document-meta>
</file>